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b3b3b3" style:font-name="Arial" fo:font-size="7pt" officeooo:rsid="00036111" officeooo:paragraph-rsid="00036111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style:font-name="Arial1" fo:font-size="18pt" fo:font-style="normal" style:text-underline-style="none" fo:font-weight="bold"/>
    </style:style>
    <style:style style:name="P9" style:family="paragraph">
      <style:paragraph-properties fo:text-align="center"/>
      <style:text-properties style:text-line-through-style="none" style:font-name="Arial1" fo:font-size="12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11" style:family="paragraph">
      <style:paragraph-properties fo:text-align="start"/>
      <style:text-properties style:text-line-through-style="none" style:font-name="Arial2" fo:font-size="8pt" fo:font-style="normal" style:text-underline-style="none"/>
    </style:style>
    <style:style style:name="P12" style:family="paragraph">
      <style:text-properties style:font-name="Arial" fo:font-size="6pt" style:font-size-asian="6pt" style:font-size-complex="6pt"/>
    </style:style>
    <style:style style:name="P13" style:family="paragraph">
      <style:paragraph-properties fo:text-align="start"/>
      <style:text-properties style:text-line-through-style="none" style:font-name="Arial3" fo:font-style="normal" style:text-underline-style="none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color="#000000" style:font-name="Arial" fo:font-size="6pt" fo:font-style="normal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center"/>
      <style:text-properties style:text-line-through-style="none" style:font-name="Arial1" fo:font-size="10pt" fo:font-style="normal" style:text-underline-style="none" fo:font-weight="normal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fo:color="#000000" style:font-name="Arial" fo:font-size="6pt" fo:font-style="normal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7" style:family="text">
      <style:text-properties fo:color="#000000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gr1" style:family="graphic">
      <style:graphic-properties svg:stroke-width="0.041cm" draw:marker-start-width="0.409cm" draw:marker-end-width="0.409cm" draw:fill="none" draw:fill-color="#808080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808080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draw:marker-start-width="0.409cm" draw:marker-end-width="0.409cm" draw:fill="none" draw:fill-color="#808080" draw:textarea-horizontal-align="center" draw:textarea-vertical-align="middle" fo:padding-top="0.019cm" fo:padding-bottom="0.019cm" fo:padding-left="0.019cm" fo:padding-right="0.019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svg:stroke-width="0.041cm" draw:marker-start-width="0.409cm" draw:marker-end-width="0.409cm" draw:fill="none" draw:fill-color="#808080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7" style:family="graphic">
      <style:graphic-properties svg:stroke-width="0.041cm" draw:marker-start-width="0.409cm" draw:marker-end-width="0.409cm" draw:fill="solid" draw:fill-color="#b3b3b3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8" style:family="graphic">
      <style:graphic-properties fo:background-color="#b3b3b3" fo:border="none #000000"/>
    </style:style>
    <style:style style:name="gr9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draw:fill="none" draw:fill-color="#808080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808080" fo:min-height="0.247cm" style:run-through="foreground"/>
    </style:style>
    <style:style style:name="gr12" style:family="graphic">
      <style:graphic-properties draw:stroke="none" svg:stroke-color="#000000" draw:fill="none" draw:fill-color="#808080" fo:min-height="0.385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svg:stroke-width="0.041cm" draw:marker-start-width="0.409cm" draw:marker-end-width="0.409cm" draw:fill="solid" draw:fill-color="#b2b2b2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15" style:family="graphic">
      <style:graphic-properties svg:stroke-width="0.041cm" draw:marker-start-width="0.409cm" draw:marker-end-width="0.409cm" draw:fill="none" draw:fill-color="#808080" draw:textarea-horizontal-align="center" draw:textarea-vertical-align="middle" draw:auto-grow-height="false" fo:padding-top="0.03cm" fo:padding-bottom="0.019cm" fo:padding-left="0.12cm" fo:padding-right="0.019cm" style:run-through="foreground"/>
    </style:style>
    <style:style style:name="gr16" style:family="graphic">
      <style:graphic-properties svg:stroke-width="0.041cm" draw:marker-start-width="0.409cm" draw:marker-end-width="0.409cm" draw:fill="none" draw:fill-color="#808080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17" style:family="graphic">
      <style:graphic-properties fo:border="none #000000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41cm" svg:stroke-color="#ffffff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Sacado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pfCnpj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LinhaDigitavel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8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OutroAcrescim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CpfCnpj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AgenciaCodigoCedente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cCedenteEndereco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Endereco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edente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Sind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Instituicao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Protocolo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CpfCnpj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ndereco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ndereco2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37" draw:style-name="gr9" draw:text-style-name="P7" svg:width="3.202cm" svg:height="2.703cm" svg:x="0.526cm" svg:y="0.113cm" draw:control="control52"/><draw:control text:anchor-type="paragraph" draw:z-index="38" draw:style-name="gr9" draw:text-style-name="P9" svg:width="14.992cm" svg:height="2.031cm" svg:x="4.108cm" svg:y="0.032cm" draw:control="control53"/></text:p>
      <text:p text:style-name="P2"/>
      <text:p text:style-name="P2"/>
      <text:p text:style-name="P2"/>
      <text:p text:style-name="P2"><draw:control text:anchor-type="paragraph" draw:z-index="42" draw:style-name="gr9" draw:text-style-name="P18" svg:width="14.99cm" svg:height="0.451cm" svg:x="4.11cm" svg:y="0.33cm" draw:control="control56"/></text:p>
      <text:p text:style-name="P2"/>
      <text:p text:style-name="P2"><draw:control text:anchor-type="paragraph" draw:z-index="43" draw:style-name="gr9" draw:text-style-name="P18" svg:width="14.992cm" svg:height="0.449cm" svg:x="4.108cm" svg:y="-0.076cm" draw:control="control57"/></text:p>
      <text:p text:style-name="P2"><draw:g text:anchor-type="paragraph" draw:z-index="36" draw:style-name="gr3"><draw:custom-shape draw:style-name="gr16" draw:text-style-name="P3" svg:width="19.13cm" svg:height="4.201cm" svg:x="0.25cm" svg:y="0.00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ontrol text:anchor-type="paragraph" draw:z-index="39" draw:style-name="gr17" draw:text-style-name="P7" svg:width="18.511cm" svg:height="3.947cm" svg:x="0.455cm" svg:y="0.129cm" draw:control="control5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34" draw:style-name="gr3"><draw:frame draw:style-name="gr12" draw:text-style-name="P5" svg:width="3.123cm" svg:height="0.385cm" svg:x="16.257cm" svg:y="0.108cm"><draw:text-box><text:p text:style-name="P4"><text:span text:style-name="T4">RECIBO DO PAGADOR</text:span></text:p></draw:text-box></draw:frame><draw:custom-shape draw:style-name="gr6" draw:text-style-name="P3" svg:width="10.147cm" svg:height="2.105cm" svg:x="9.235cm" svg:y="4.888cm"><text:p><text:span text:style-name="T1">Autenticação Mecânica – Recibo do Pagador</text:span></text:p><draw:enhanced-geometry svg:viewBox="0 0 21600 21600" draw:glue-points="10800 0 0 10800 10800 21600 21600 10800" draw:type="flowchart-process" draw:enhanced-path="M 0 0 L 21600 0 21600 21600 0 21600 0 0 Z N"/></draw:custom-shape><draw:g draw:style-name="gr13"><draw:custom-shape draw:style-name="gr6" draw:text-style-name="P3" svg:width="8.986cm" svg:height="0.75cm" svg:x="0.25cm" svg:y="4.888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3" svg:width="8.663cm" svg:height="0.396cm" svg:x="0.411cm" svg:y="5.19cm" draw:control="control48"/></draw:g><draw:g draw:style-name="gr13"><draw:custom-shape draw:style-name="gr6" draw:text-style-name="P3" svg:width="3.855cm" svg:height="0.75cm" svg:x="0.25cm" svg:y="2.639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style-name="gr5" draw:text-style-name="P13" svg:width="3.648cm" svg:height="0.401cm" svg:x="0.375cm" svg:y="2.941cm" draw:control="control37"/></draw:g><draw:g draw:style-name="gr13"><draw:custom-shape draw:style-name="gr6" draw:text-style-name="P3" svg:width="3.43cm" svg:height="0.75cm" svg:x="4.104cm" svg:y="2.639cm"><text:p><text:span text:style-name="T1">Nr <text:s/>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3.209cm" svg:height="0.396cm" svg:x="4.219cm" svg:y="2.939cm" draw:control="control33"/></draw:g><draw:g draw:style-name="gr13"><draw:custom-shape draw:style-name="gr14" draw:text-style-name="P3" svg:width="3.156cm" svg:height="0.75cm" svg:x="7.533cm" svg:y="2.639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8" draw:text-style-name="P10" svg:width="2.957cm" svg:height="0.396cm" svg:x="7.641cm" svg:y="2.939cm" draw:control="control27"/></draw:g><draw:g draw:style-name="gr13"><draw:custom-shape draw:style-name="gr14" draw:text-style-name="P3" svg:width="3.952cm" svg:height="0.75cm" svg:x="10.689cm" svg:y="2.639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name="txtNumeroDocumento" draw:style-name="gr8" draw:text-style-name="P10" svg:width="3.574cm" svg:height="0.396cm" svg:x="10.828cm" svg:y="2.941cm" draw:control="control23"/></draw:g><draw:g draw:style-name="gr13"><draw:custom-shape draw:style-name="gr6" draw:text-style-name="P3" svg:width="4.744cm" svg:height="0.75cm" svg:x="14.636cm" svg:y="2.639cm"><text:p><text:span text:style-name="T1">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4.448cm" svg:height="0.396cm" svg:x="14.79cm" svg:y="2.943cm" draw:control="control12"/></draw:g><draw:rect draw:style-name="gr4" draw:text-style-name="P6" svg:width="4.478cm" svg:height="1.235cm" svg:x="0.25cm" svg:y="0.651cm"><text:p/></draw:rect><draw:rect draw:style-name="gr4" draw:text-style-name="P6" svg:width="1.989cm" svg:height="1.241cm" svg:x="4.762cm" svg:y="0.651cm"><text:p/></draw:rect><draw:rect draw:style-name="gr4" draw:text-style-name="P6" svg:width="12.593cm" svg:height="1.23cm" svg:x="6.787cm" svg:y="0.653cm"><text:p/></draw:rect><draw:control draw:style-name="gr5" draw:text-style-name="P7" svg:width="4.123cm" svg:height="0.953cm" svg:x="0.455cm" svg:y="0.808cm" draw:control="control47"/><draw:control draw:style-name="gr5" draw:text-style-name="P8" svg:width="1.851cm" svg:height="0.952cm" svg:x="4.834cm" svg:y="0.803cm" draw:control="control9"/><draw:control draw:style-name="gr5" draw:text-style-name="P9" svg:width="12.286cm" svg:height="0.953cm" svg:x="6.939cm" svg:y="0.808cm" draw:control="control4"/><draw:g draw:style-name="gr13"><draw:custom-shape draw:style-name="gr6" draw:text-style-name="P3" svg:width="14.387cm" svg:height="0.75cm" svg:x="0.25cm" svg:y="3.389cm"><text:p><text:span text:style-name="T1">Ben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14.1cm" svg:height="0.396cm" svg:x="0.411cm" svg:y="3.69cm" draw:control="control51"/><draw:control draw:name="txtNumeroDocumento" draw:style-name="gr5" draw:text-style-name="P10" svg:width="4.472cm" svg:height="0.396cm" svg:x="14.8cm" svg:y="3.689cm" draw:control="control30"/><draw:custom-shape draw:style-name="gr6" draw:text-style-name="P3" svg:width="4.744cm" svg:height="0.75cm" svg:x="14.636cm" svg:y="3.389cm"><text:p><text:span text:style-name="T1">CPF / CNPJ do Beneficiário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5" draw:text-style-name="P15" svg:width="8.97cm" svg:height="1.35cm" svg:x="0.25cm" svg:y="5.634cm"><text:p text:style-name="P14"><text:span text:style-name="T6">SAC CAIXA: 0800 726 0101 (informações, reclamações, sugestões e elogios)</text:span></text:p><text:p text:style-name="P14"><text:span text:style-name="T7">Para pessoas com deficiência auditiva ou de fala: 0800 726 2492</text:span></text:p><text:p text:style-name="P14"><text:span text:style-name="T7">Ouvidoria: 0800 725 7474 (reclamações não solucionadas e denúncias)</text:span></text:p><text:p text:style-name="P14"><text:span text:style-name="T7">caixa.gov.br</text:span></text:p><draw:enhanced-geometry svg:viewBox="0 0 21600 21600" draw:glue-points="10800 0 0 10800 10800 21600 21600 10800" draw:type="flowchart-process" draw:enhanced-path="M 0 0 L 21600 0 21600 21600 0 21600 0 0 Z N"/></draw:custom-shape><draw:g draw:style-name="gr13"><draw:custom-shape draw:style-name="gr6" draw:text-style-name="P3" svg:width="14.391cm" svg:height="0.75cm" svg:x="0.25cm" svg:y="1.886cm"><text:p><text:span text:style-name="T1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14.145cm" svg:height="0.396cm" svg:x="0.37cm" svg:y="2.188cm" draw:control="control1"/><draw:control draw:name="txtNumeroDocumento" draw:style-name="gr5" draw:text-style-name="P10" svg:width="4.472cm" svg:height="0.396cm" svg:x="14.746cm" svg:y="2.161cm" draw:control="control46"/><draw:custom-shape draw:style-name="gr6" draw:text-style-name="P3" svg:width="4.744cm" svg:height="0.75cm" svg:x="14.64cm" svg:y="1.886cm"><text:p><text:span text:style-name="T1">CPF / CNPJ do Pagador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13"><draw:custom-shape draw:style-name="gr6" draw:text-style-name="P3" svg:width="19.132cm" svg:height="0.75cm" svg:x="0.25cm" svg:y="4.138cm"><text:p><text:span text:style-name="T1">Endereç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18.818cm" svg:height="0.396cm" svg:x="0.409cm" svg:y="4.44cm" draw:control="control49"/></draw:g></draw:g></text:p>
      <text:p text:style-name="P2"><draw:custom-shape text:anchor-type="paragraph" draw:z-index="0" draw:style-name="gr1" draw:text-style-name="P3" svg:width="19.128cm" svg:height="2.066cm" svg:x="0.252cm" svg:y="15.824cm"><text:p><text:span text:style-name="T1">Pagador: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3" svg:width="14.579cm" svg:height="3.749cm" svg:x="0.25cm" svg:y="12.079cm"><text:p><text:span text:style-name="T1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3" draw:name="txtNumeroDocumento" draw:style-name="gr9" draw:text-style-name="P10" svg:width="14.292cm" svg:height="0.396cm" svg:x="0.409cm" svg:y="12.411cm" draw:control="control24"/><draw:control text:anchor-type="paragraph" draw:z-index="24" draw:name="txtNumeroDocumento" draw:style-name="gr9" draw:text-style-name="P10" svg:width="14.292cm" svg:height="0.396cm" svg:x="0.409cm" svg:y="12.829cm" draw:control="control21"/><draw:control text:anchor-type="paragraph" draw:z-index="25" draw:name="txtNumeroDocumento" draw:style-name="gr9" draw:text-style-name="P10" svg:width="14.292cm" svg:height="0.396cm" svg:x="0.409cm" svg:y="13.247cm" draw:control="control19"/><draw:control text:anchor-type="paragraph" draw:z-index="26" draw:name="txtNumeroDocumento" draw:style-name="gr9" draw:text-style-name="P10" svg:width="14.292cm" svg:height="0.396cm" svg:x="0.409cm" svg:y="13.665cm" draw:control="control17"/><draw:control text:anchor-type="paragraph" draw:z-index="27" draw:name="txtNumeroDocumento" draw:style-name="gr9" draw:text-style-name="P10" svg:width="14.292cm" svg:height="0.396cm" svg:x="0.409cm" svg:y="14.101cm" draw:control="control15"/><draw:control text:anchor-type="paragraph" draw:z-index="28" draw:name="txtNumeroDocumento" draw:style-name="gr9" draw:text-style-name="P10" svg:width="14.292cm" svg:height="0.396cm" svg:x="0.409cm" svg:y="14.519cm" draw:control="control13"/><draw:control text:anchor-type="paragraph" draw:z-index="29" draw:name="txtNumeroDocumento" draw:style-name="gr9" draw:text-style-name="P10" svg:width="14.292cm" svg:height="0.396cm" svg:x="0.409cm" svg:y="14.937cm" draw:control="control10"/><draw:control text:anchor-type="paragraph" draw:z-index="30" draw:name="txtNumeroDocumento" draw:style-name="gr9" draw:text-style-name="P10" svg:width="14.292cm" svg:height="0.396cm" svg:x="0.409cm" svg:y="15.367cm" draw:control="control7"/><draw:control text:anchor-type="paragraph" draw:z-index="31" draw:style-name="gr9" draw:text-style-name="P11" svg:width="18.864cm" svg:height="0.401cm" svg:x="0.411cm" svg:y="16.57cm" draw:control="control6"/><draw:g text:anchor-type="paragraph" draw:z-index="20" draw:style-name="gr3"><draw:custom-shape draw:style-name="gr6" draw:text-style-name="P3" svg:width="4.552cm" svg:height="0.75cm" svg:x="14.829cm" svg:y="12.079cm"><text:p><text:span text:style-name="T1">(-) Desco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3" svg:width="4.552cm" svg:height="0.75cm" svg:x="14.829cm" svg:y="12.829cm"><text:p><text:span text:style-name="T1">(-) Outras deduçõe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3" svg:width="4.552cm" svg:height="0.75cm" svg:x="14.829cm" svg:y="13.578cm"><text:p><text:span text:style-name="T1">(+) Mora / Multa / Ju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3" svg:width="4.552cm" svg:height="0.75cm" svg:x="14.829cm" svg:y="14.328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3" svg:width="4.552cm" svg:height="0.75cm" svg:x="14.829cm" svg:y="15.07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4.315cm" svg:height="0.396cm" svg:x="14.958cm" svg:y="12.381cm" draw:control="control26"/><draw:control draw:style-name="gr5" draw:text-style-name="P10" svg:width="4.315cm" svg:height="0.396cm" svg:x="14.958cm" svg:y="13.13cm" draw:control="control28"/><draw:control draw:style-name="gr5" draw:text-style-name="P10" svg:width="4.315cm" svg:height="0.396cm" svg:x="14.958cm" svg:y="13.88cm" draw:control="control29"/><draw:control draw:style-name="gr5" draw:text-style-name="P10" svg:width="4.315cm" svg:height="0.396cm" svg:x="14.958cm" svg:y="14.63cm" draw:control="control32"/><draw:control draw:style-name="gr5" draw:text-style-name="P10" svg:width="4.315cm" svg:height="0.396cm" svg:x="14.958cm" svg:y="15.397cm" draw:control="control34"/></draw:g><draw:control text:anchor-type="paragraph" draw:z-index="22" draw:style-name="gr9" draw:text-style-name="P7" svg:width="10.891cm" svg:height="1.301cm" svg:x="0.252cm" svg:y="18.08cm" draw:control="control5"/></text:p>
      <text:p text:style-name="P2"><draw:g text:anchor-type="paragraph" draw:z-index="35" draw:style-name="gr3"><draw:custom-shape draw:style-name="gr6" draw:text-style-name="P3" svg:width="19.132cm" svg:height="0.75cm" svg:x="0.25cm" svg:y="9.361cm"><text:p><text:span text:style-name="T1">Endereç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18.818cm" svg:height="0.396cm" svg:x="0.409cm" svg:y="9.663cm" draw:control="control50"/></draw:g><draw:g text:anchor-type="paragraph" draw:z-index="9" draw:style-name="gr3"><draw:custom-shape draw:style-name="gr6" draw:text-style-name="P3" svg:width="4.552cm" svg:height="0.75cm" svg:x="14.831cm" svg:y="10.11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4.315cm" svg:height="0.396cm" svg:x="14.96cm" svg:y="10.388cm" draw:control="control25"/></draw:g><draw:g text:anchor-type="paragraph" draw:z-index="10" draw:style-name="gr3"><draw:custom-shape draw:style-name="gr6" draw:text-style-name="P3" svg:width="2.534cm" svg:height="0.75cm" svg:x="0.252cm" svg:y="10.11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2.271cm" svg:height="0.396cm" svg:x="0.413cm" svg:y="10.388cm" draw:control="control35"/></draw:g><draw:g text:anchor-type="paragraph" draw:z-index="11" draw:style-name="gr3"><draw:custom-shape draw:style-name="gr6" draw:text-style-name="P3" svg:width="2.952cm" svg:height="0.75cm" svg:x="2.785cm" svg:y="10.111cm"><text:p><text:span text:style-name="T1">Nr do Docu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2.73cm" svg:height="0.396cm" svg:x="2.912cm" svg:y="10.388cm" draw:control="control38"/></draw:g><draw:g text:anchor-type="paragraph" draw:z-index="12" draw:style-name="gr3"><draw:custom-shape draw:style-name="gr6" draw:text-style-name="P3" svg:width="2.998cm" svg:height="0.75cm" svg:x="5.736cm" svg:y="10.111cm"><text:p><text:span text:style-name="T1">Espécie DOC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2.786cm" svg:height="0.396cm" svg:x="5.858cm" svg:y="10.388cm" draw:control="control40"/></draw:g><draw:g text:anchor-type="paragraph" draw:z-index="13" draw:style-name="gr3"><draw:custom-shape draw:style-name="gr6" draw:text-style-name="P3" svg:width="2.095cm" svg:height="0.75cm" svg:x="8.733cm" svg:y="10.11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1.853cm" svg:height="0.396cm" svg:x="8.879cm" svg:y="10.388cm" draw:control="control42"/></draw:g><draw:g text:anchor-type="paragraph" draw:z-index="14" draw:style-name="gr3"><draw:custom-shape draw:style-name="gr6" draw:text-style-name="P3" svg:width="4.005cm" svg:height="0.75cm" svg:x="10.827cm" svg:y="10.11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3.774cm" svg:height="0.396cm" svg:x="10.968cm" svg:y="10.388cm" draw:control="control44"/></draw:g><draw:g text:anchor-type="paragraph" draw:z-index="8" draw:style-name="gr3"><draw:custom-shape draw:style-name="gr7" draw:text-style-name="P3" svg:width="4.552cm" svg:height="0.75cm" svg:x="14.829cm" svg:y="10.86cm"><text:p><text:span text:style-name="T1">(=)Valor Docu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8" draw:text-style-name="P10" svg:width="4.315cm" svg:height="0.396cm" svg:x="14.958cm" svg:y="11.165cm" draw:control="control22"/></draw:g><draw:g text:anchor-type="paragraph" draw:z-index="15" draw:style-name="gr3"><draw:custom-shape draw:style-name="gr6" draw:text-style-name="P3" svg:width="2.534cm" svg:height="0.75cm" svg:x="0.25cm" svg:y="10.86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2.271cm" svg:height="0.396cm" svg:x="0.411cm" svg:y="11.165cm" draw:control="control45"/></draw:g><draw:g text:anchor-type="paragraph" draw:z-index="16" draw:style-name="gr3"><draw:custom-shape draw:style-name="gr6" draw:text-style-name="P3" svg:width="1.916cm" svg:height="0.75cm" svg:x="2.783cm" svg:y="10.86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1.692cm" svg:height="0.401cm" svg:x="2.905cm" svg:y="11.165cm" draw:control="control43"/></draw:g><draw:g text:anchor-type="paragraph" draw:z-index="17" draw:style-name="gr3"><draw:custom-shape draw:style-name="gr6" draw:text-style-name="P3" svg:width="2.565cm" svg:height="0.75cm" svg:x="4.699cm" svg:y="10.86cm"><text:p><text:span text:style-name="T1">Espécie Moeda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2.304cm" svg:height="0.401cm" svg:x="4.847cm" svg:y="11.165cm" draw:control="control41"/></draw:g><draw:g text:anchor-type="paragraph" draw:z-index="18" draw:style-name="gr3"><draw:custom-shape draw:style-name="gr6" draw:text-style-name="P3" svg:width="3.562cm" svg:height="0.75cm" svg:x="7.264cm" svg:y="10.86cm"><text:p><text:span text:style-name="T1">Qtde Moeda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3.301cm" svg:height="0.401cm" svg:x="7.435cm" svg:y="11.165cm" draw:control="control39"/></draw:g><draw:g text:anchor-type="paragraph" draw:z-index="19" draw:style-name="gr3"><draw:custom-shape draw:style-name="gr6" draw:text-style-name="P3" svg:width="4.005cm" svg:height="0.75cm" svg:x="10.825cm" svg:y="10.86cm"><text:p><text:span text:style-name="T1">xValor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3.793cm" svg:height="0.401cm" svg:x="10.966cm" svg:y="11.165cm" draw:control="control36"/></draw:g><draw:g text:anchor-type="paragraph" draw:z-index="5" draw:style-name="gr3"><draw:custom-shape draw:style-name="gr6" draw:text-style-name="P3" svg:width="10.561cm" svg:height="0.75cm" svg:x="0.25cm" svg:y="8.611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10.2cm" svg:height="0.396cm" svg:x="0.411cm" svg:y="8.913cm" draw:control="control16"/></draw:g><draw:g text:anchor-type="paragraph" draw:z-index="3" draw:style-name="gr3"><draw:rect draw:style-name="gr4" draw:text-style-name="P6" svg:width="4.478cm" svg:height="1.235cm" svg:x="0.25cm" svg:y="6.622cm"><text:p/></draw:rect><draw:rect draw:style-name="gr4" draw:text-style-name="P6" svg:width="1.989cm" svg:height="1.241cm" svg:x="4.762cm" svg:y="6.622cm"><text:p/></draw:rect><draw:rect draw:style-name="gr4" draw:text-style-name="P6" svg:width="12.593cm" svg:height="1.23cm" svg:x="6.787cm" svg:y="6.624cm"><text:p/></draw:rect><draw:control draw:style-name="gr5" draw:text-style-name="P7" svg:width="4.123cm" svg:height="0.953cm" svg:x="0.455cm" svg:y="6.777cm" draw:control="control3"/><draw:control draw:style-name="gr5" draw:text-style-name="P8" svg:width="1.851cm" svg:height="0.952cm" svg:x="4.834cm" svg:y="6.779cm" draw:control="control8"/><draw:control draw:style-name="gr5" draw:text-style-name="P9" svg:width="12.286cm" svg:height="0.953cm" svg:x="6.939cm" svg:y="6.777cm" draw:control="control11"/></draw:g><draw:g text:anchor-type="paragraph" draw:z-index="4" draw:style-name="gr3"><draw:custom-shape draw:style-name="gr6" draw:text-style-name="P3" svg:width="14.579cm" svg:height="0.75cm" svg:x="0.25cm" svg:y="7.86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14.311cm" svg:height="0.396cm" svg:x="0.411cm" svg:y="8.171cm" draw:control="control14"/></draw:g><draw:g text:anchor-type="paragraph" draw:z-index="6" draw:style-name="gr3"><draw:custom-shape draw:style-name="gr7" draw:text-style-name="P3" svg:width="4.552cm" svg:height="0.75cm" svg:x="14.829cm" svg:y="7.86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8" draw:text-style-name="P10" svg:width="4.313cm" svg:height="0.396cm" svg:x="14.94cm" svg:y="8.171cm" draw:control="control18"/></draw:g><draw:g text:anchor-type="paragraph" draw:z-index="7" draw:style-name="gr3"><draw:custom-shape draw:style-name="gr6" draw:text-style-name="P3" svg:width="4.552cm" svg:height="0.75cm" svg:x="14.829cm" svg:y="8.611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10" svg:width="4.313cm" svg:height="0.396cm" svg:x="14.94cm" svg:y="8.913cm" draw:control="control20"/></draw:g><draw:g text:anchor-type="paragraph" draw:z-index="32" draw:style-name="gr3"><draw:custom-shape draw:style-name="gr6" draw:text-style-name="P3" svg:width="4.019cm" svg:height="0.75cm" svg:x="10.811cm" svg:y="8.611cm"><text:p><text:span text:style-name="T1">CPF / CNPJ do Beneficiári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3.682cm" svg:height="0.396cm" svg:x="11cm" svg:y="8.89cm" draw:control="control2"/></draw:g><draw:g text:anchor-type="paragraph" draw:z-index="33" draw:style-name="gr3"><draw:line draw:style-name="gr10" draw:text-style-name="P6" svg:x1="0.252cm" svg:y1="6.433cm" svg:x2="19.38cm" svg:y2="6.433cm"><text:p/></draw:line><draw:frame draw:style-name="gr11" draw:text-style-name="P12" svg:width="2.015cm" svg:height="0.248cm" svg:x="17.383cm" svg:y="6.167cm"><draw:text-box><text:p><text:span text:style-name="T5">Corte na linha abaixo</text:span></text:p></draw:text-box></draw:frame></draw:g><draw:control text:anchor-type="paragraph" draw:z-index="21" draw:style-name="gr9" draw:text-style-name="P11" svg:width="13.646cm" svg:height="0.401cm" svg:x="0.411cm" svg:y="15.656cm" draw:control="control31"/><draw:frame text:anchor-type="paragraph" draw:z-index="40" draw:style-name="gr18" draw:text-style-name="P17" svg:width="1.581cm" svg:height="0.424cm" svg:x="14.15cm" svg:y="15.633cm"><draw:text-box><text:p text:style-name="P16"><text:span text:style-name="T2">CPF/CNPJ:</text:span></text:p></draw:text-box></draw:frame><draw:control text:anchor-type="paragraph" draw:z-index="41" draw:name="txtNumeroDocumento" draw:style-name="gr9" draw:text-style-name="P10" svg:width="3.52cm" svg:height="0.396cm" svg:x="15.681cm" svg:y="15.609cm" draw:control="control55"/><draw:frame text:anchor-type="paragraph" draw:z-index="44" draw:style-name="gr19" draw:text-style-name="P3" svg:width="1.9cm" svg:height="0.292cm" svg:x="0.372cm" svg:y="17.009cm"><draw:text-box><text:p><text:span text:style-name="T1">Sacador/Avalista:</text:span></text:p></draw:text-box></draw:frame><draw:frame text:anchor-type="paragraph" draw:z-index="45" draw:style-name="gr18" draw:text-style-name="P17" svg:width="1.581cm" svg:height="0.424cm" svg:x="14.136cm" svg:y="16.956cm"><draw:text-box><text:p text:style-name="P16"><text:span text:style-name="T2">CPF/CNPJ:</text:span></text:p></draw:text-box></draw:frame><draw:frame text:anchor-type="paragraph" draw:z-index="2" draw:style-name="gr2" draw:text-style-name="P5" svg:width="7.296cm" svg:height="0.327cm" svg:x="12.084cm" svg:y="17.567cm"><draw:text-box><text:p text:style-name="P4"><text:span text:style-name="T2">Autenticação Mecânica -</text:span><text:span text:style-name="T3"> </text:span><text:span text:style-name="T4">Ficha de Compensaçã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3b3b3" style:font-name="Arial" fo:font-size="7pt" officeooo:rsid="00036111" officeooo:paragraph-rsid="00036111" style:font-size-asian="7pt" style:font-size-complex="7pt"/>
    </style:style>
    <style:page-layout style:name="Mpm1">
      <style:page-layout-properties fo:page-width="21.001cm" fo:page-height="29.7cm" style:num-format="1" style:print-orientation="portrait" fo:margin="0.7cm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Misael Queiroz</meta:initial-creator>
    <meta:creation-date>2008-01-18T19:37:11</meta:creation-date>
    <dc:date>2014-03-11T18:13:47.58</dc:date>
    <meta:editing-cycles>139</meta:editing-cycles>
    <meta:editing-duration>PT11H16M1S</meta:editing-duration>
    <dc:subject>Boleto</dc:subject>
    <dc:title>Boleto CONUPE - upenet.com.br</dc:title>
    <meta:keyword>Boleto</meta:keyword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